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0.857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3.256cm"/>
    </style:style>
    <style:style style:name="co8" style:family="table-column">
      <style:table-column-properties fo:break-before="auto" style:column-width="2.962cm"/>
    </style:style>
    <style:style style:name="co9" style:family="table-column">
      <style:table-column-properties fo:break-before="auto" style:column-width="3.083cm"/>
    </style:style>
    <style:style style:name="co10" style:family="table-column">
      <style:table-column-properties fo:break-before="auto" style:column-width="2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ta1" style:family="table" style:master-page-name="PageStyle_5f_Сентябрь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2cc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31">
      <style:table-cell-properties fo:background-color="#fff2cc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3">
      <style:table-cell-properties fo:background-color="#ffe599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222222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">
      <style:table-cell-properties fo:background-color="#ffe599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fo:background-color="#ffe599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fo:background-color="#f3f3f3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31">
      <style:table-cell-properties fo:background-color="#f3f3f3" fo:border="0.74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" style:family="table-cell" style:parent-style-name="Default">
      <style:table-cell-properties fo:background-color="#f3f3f3" fo:border="0.74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ackground-color="#ffe599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3f3f3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31">
      <style:table-cell-properties fo:background-color="#efefef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3f3f3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31">
      <style:table-cell-properties fo:background-color="#ffffff"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ackground-color="#fff2cc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99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3">
      <style:table-cell-properties fo:background-color="#f3f3f3" fo:border="0.74pt solid #000000"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 style:data-style-name="N3">
      <style:table-cell-properties fo:background-color="#efefef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=0" style:apply-style-name="ConditionalStyle_5f_1" style:base-cell-address="Сентябрь.J2"/>
    </style:style>
    <style:style style:name="ce29" style:family="table-cell" style:parent-style-name="Default" style:data-style-name="N3">
      <style:table-cell-properties fo:background-color="#efefef" fo:border="0.74pt solid 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=0" style:apply-style-name="ConditionalStyle_5f_1" style:base-cell-address="Сентябрь.J2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mbria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DejaVu Sans" style:font-name-complex="Arial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Сентябрь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З числа</text:p>
          </table:table-cell>
          <table:table-cell table:style-name="ce8" office:value-type="date" office:date-value="2023-10-13" calcext:value-type="date">
            <text:p>2023-10-13</text:p>
          </table:table-cell>
          <table:table-cell table:style-name="ce1" office:value-type="string" calcext:value-type="string">
            <text:p>До</text:p>
          </table:table-cell>
          <table:table-cell table:style-name="ce14" table:formula="of:=EOMONTH([.B1];0)" office:value-type="date" office:date-value="2023-10-31" calcext:value-type="date">
            <text:p>2023-10-31</text:p>
          </table:table-cell>
          <table:table-cell table:style-name="ce16"/>
          <table:table-cell table:style-name="ce19"/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Опис</text:p>
          </table:table-cell>
          <table:table-cell table:style-name="ce20" office:value-type="string" calcext:value-type="string">
            <text:p>Витрати</text:p>
          </table:table-cell>
          <table:table-cell table:style-name="ce20" office:value-type="string" calcext:value-type="string">
            <text:p>На день</text:p>
          </table:table-cell>
          <table:table-cell table:style-name="ce20" office:value-type="string" calcext:value-type="string">
            <text:p>Сальдо</text:p>
          </table:table-cell>
          <table:table-cell table:style-name="ce30" table:number-columns-repeated="2"/>
          <table:table-cell table:number-columns-repeated="6"/>
          <table:table-cell table:style-name="ce30" table:number-columns-repeated="7"/>
          <table:table-cell table:number-columns-repeated="16358"/>
        </table:table-row>
        <table:table-row table:style-name="ro2">
          <table:table-cell table:style-name="ce2" office:value-type="string" calcext:value-type="string" table:number-columns-spanned="2" table:number-rows-spanned="1">
            <text:p>Прибуток</text:p>
          </table:table-cell>
          <table:covered-table-cell table:style-name="ce6"/>
          <table:table-cell table:style-name="ce6"/>
          <table:table-cell table:style-name="ce2" office:value-type="string" calcext:value-type="string" table:number-columns-spanned="2" table:number-rows-spanned="1">
            <text:p>Обовʼязкові витрати</text:p>
          </table:table-cell>
          <table:covered-table-cell table:style-name="ce6"/>
          <table:table-cell table:style-name="ce6"/>
          <table:table-cell table:style-name="ce21" table:formula="of:=IF(INDIRECT(ADDRESS(ROW()+36; COLUMN()+1));INDIRECT(ADDRESS(ROW()+36; COLUMN())); )" office:value-type="date" office:date-value="2023-10-13" calcext:value-type="date">
            <text:p>2023-10-13</text:p>
          </table:table-cell>
          <table:table-cell table:style-name="ce25"/>
          <table:table-cell table:style-name="ce10" office:value-type="float" office:value="0" calcext:value-type="float">
            <text:p>0</text:p>
          </table:table-cell>
          <table:table-cell table:style-name="ce28" table:formula="of:=[.D15]" office:value-type="float" office:value="281.578947368421" calcext:value-type="float">
            <text:p>282</text:p>
          </table:table-cell>
          <table:table-cell table:style-name="ce29" table:formula="of:=INDIRECT(ADDRESS(ROW(); COLUMN()-1))-INDIRECT(ADDRESS(ROW(); COLUMN()-2))" office:value-type="float" office:value="281.578947368421" calcext:value-type="float">
            <text:p>282</text:p>
          </table:table-cell>
          <table:table-cell table:style-name="ce31" table:number-columns-repeated="2"/>
          <table:table-cell table:number-columns-repeated="6"/>
          <table:table-cell table:style-name="ce31" table:number-columns-repeated="7"/>
          <table:table-cell table:number-columns-repeated="16358"/>
        </table:table-row>
        <table:table-row table:style-name="ro3">
          <table:table-cell table:style-name="ce3"/>
          <table:table-cell table:style-name="ce9" office:value-type="float" office:value="10000" calcext:value-type="float">
            <text:p>10 000</text:p>
          </table:table-cell>
          <table:table-cell table:style-name="ce6"/>
          <table:table-cell table:style-name="ce3" office:value-type="string" calcext:value-type="string">
            <text:p>Інет</text:p>
          </table:table-cell>
          <table:table-cell table:style-name="ce10" office:value-type="float" office:value="200" calcext:value-type="float">
            <text:p>200</text:p>
          </table:table-cell>
          <table:table-cell table:style-name="ce6"/>
          <table:table-cell table:style-name="ce21" table:formula="of:=IF(INDIRECT(ADDRESS(ROW()+36; COLUMN()+1));INDIRECT(ADDRESS(ROW()+36; COLUMN())); )" office:value-type="date" office:date-value="2023-10-14" calcext:value-type="date">
            <text:p>2023-10-14</text:p>
          </table:table-cell>
          <table:table-cell table:style-name="ce25"/>
          <table:table-cell table:style-name="ce10" office:value-type="float" office:value="0" calcext:value-type="float">
            <text:p>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563.157894736842" calcext:value-type="float">
            <text:p>563</text:p>
          </table:table-cell>
          <table:table-cell table:style-name="ce29" table:formula="of:=INDIRECT(ADDRESS(ROW(); COLUMN()-1))-INDIRECT(ADDRESS(ROW(); COLUMN()-2))" office:value-type="float" office:value="563.157894736842" calcext:value-type="float">
            <text:p>563</text:p>
          </table:table-cell>
          <table:table-cell table:style-name="ce32" table:number-columns-repeated="2"/>
          <table:table-cell table:number-columns-repeated="6"/>
          <table:table-cell table:style-name="ce32" table:number-columns-repeated="2"/>
          <table:table-cell table:number-columns-repeated="16363"/>
        </table:table-row>
        <table:table-row table:style-name="ro3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Світло</text:p>
          </table:table-cell>
          <table:table-cell table:style-name="ce10" office:value-type="float" office:value="700" calcext:value-type="float">
            <text:p>700</text:p>
          </table:table-cell>
          <table:table-cell table:style-name="ce6"/>
          <table:table-cell table:style-name="ce21" table:formula="of:=IF(INDIRECT(ADDRESS(ROW()+36; COLUMN()+1));INDIRECT(ADDRESS(ROW()+36; COLUMN())); )" office:value-type="date" office:date-value="2023-10-15" calcext:value-type="date">
            <text:p>2023-10-15</text:p>
          </table:table-cell>
          <table:table-cell table:style-name="ce25"/>
          <table:table-cell table:style-name="ce10" office:value-type="float" office:value="0" calcext:value-type="float">
            <text:p>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844.736842105263" calcext:value-type="float">
            <text:p>845</text:p>
          </table:table-cell>
          <table:table-cell table:style-name="ce29" table:formula="of:=INDIRECT(ADDRESS(ROW(); COLUMN()-1))-INDIRECT(ADDRESS(ROW(); COLUMN()-2))" office:value-type="float" office:value="844.736842105263" calcext:value-type="float">
            <text:p>845</text:p>
          </table:table-cell>
          <table:table-cell table:number-columns-repeated="16373"/>
        </table:table-row>
        <table:table-row table:style-name="ro3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6"/>
          <table:table-cell table:style-name="ce3" office:value-type="string" calcext:value-type="string">
            <text:p>Газ+дост</text:p>
          </table:table-cell>
          <table:table-cell table:style-name="ce10" office:value-type="float" office:value="250" calcext:value-type="float">
            <text:p>250</text:p>
          </table:table-cell>
          <table:table-cell table:style-name="ce6"/>
          <table:table-cell table:style-name="ce21" table:formula="of:=IF(INDIRECT(ADDRESS(ROW()+36; COLUMN()+1));INDIRECT(ADDRESS(ROW()+36; COLUMN())); )" office:value-type="date" office:date-value="2023-10-16" calcext:value-type="date">
            <text:p>2023-10-16</text:p>
          </table:table-cell>
          <table:table-cell table:style-name="ce25"/>
          <table:table-cell table:style-name="ce10" office:value-type="float" office:value="0" calcext:value-type="float">
            <text:p>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1126.31578947368" calcext:value-type="float">
            <text:p>1 126</text:p>
          </table:table-cell>
          <table:table-cell table:style-name="ce29" table:formula="of:=INDIRECT(ADDRESS(ROW(); COLUMN()-1))-INDIRECT(ADDRESS(ROW(); COLUMN()-2))" office:value-type="float" office:value="1126.31578947368" calcext:value-type="float">
            <text:p>1 126</text:p>
          </table:table-cell>
          <table:table-cell table:style-name="ce33"/>
          <table:table-cell table:number-columns-repeated="16372"/>
        </table:table-row>
        <table:table-row table:style-name="ro3">
          <table:table-cell table:style-name="ce3"/>
          <table:table-cell table:style-name="ce10"/>
          <table:table-cell table:style-name="ce6"/>
          <table:table-cell table:style-name="ce3"/>
          <table:table-cell table:style-name="ce10"/>
          <table:table-cell table:style-name="ce6"/>
          <table:table-cell table:style-name="ce21" table:formula="of:=IF(INDIRECT(ADDRESS(ROW()+36; COLUMN()+1));INDIRECT(ADDRESS(ROW()+36; COLUMN())); )" office:value-type="date" office:date-value="2023-10-17" calcext:value-type="date">
            <text:p>2023-10-17</text:p>
          </table:table-cell>
          <table:table-cell table:style-name="ce25"/>
          <table:table-cell table:style-name="ce10" office:value-type="float" office:value="0" calcext:value-type="float">
            <text:p>0</text:p>
          </table:table-cell>
          <table:table-cell table:style-name="ce28" table:formula="of:=IF(INDIRECT(ADDRESS(ROW()+36; COLUMN()-2)); INDIRECT(ADDRESS(ROW()-1; COLUMN()+1))+[.D$15]; INDIRECT(ADDRESS(ROW()-1; COLUMN()+1)))" office:value-type="float" office:value="1407.89473684211" calcext:value-type="float">
            <text:p>1 408</text:p>
          </table:table-cell>
          <table:table-cell table:style-name="ce29" table:formula="of:=INDIRECT(ADDRESS(ROW(); COLUMN()-1))-INDIRECT(ADDRESS(ROW(); COLUMN()-2))" office:value-type="float" office:value="1407.89473684211" calcext:value-type="float">
            <text:p>1 408</text:p>
          </table:table-cell>
          <table:table-cell table:style-name="ce33"/>
          <table:table-cell table:number-columns-repeated="16372"/>
        </table:table-row>
        <table:table-row table:style-name="ro3">
          <table:table-cell table:style-name="ce3"/>
          <table:table-cell table:style-name="ce10"/>
          <table:table-cell table:style-name="ce6"/>
          <table:table-cell table:style-name="ce3"/>
          <table:table-cell table:style-name="ce10"/>
          <table:table-cell table:style-name="ce6"/>
          <table:table-cell table:style-name="ce21" table:formula="of:=IF(INDIRECT(ADDRESS(ROW()+36; COLUMN()+1));INDIRECT(ADDRESS(ROW()+36; COLUMN())); )" office:value-type="date" office:date-value="2023-10-18" calcext:value-type="date">
            <text:p>2023-10-18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689.47368421053" calcext:value-type="float">
            <text:p>1 689</text:p>
          </table:table-cell>
          <table:table-cell table:style-name="ce29" table:formula="of:=INDIRECT(ADDRESS(ROW(); COLUMN()-1))-INDIRECT(ADDRESS(ROW(); COLUMN()-2))" office:value-type="float" office:value="1689.47368421053" calcext:value-type="float">
            <text:p>1 689</text:p>
          </table:table-cell>
          <table:table-cell table:style-name="ce33"/>
          <table:table-cell table:number-columns-repeated="16372"/>
        </table:table-row>
        <table:table-row table:style-name="ro3">
          <table:table-cell table:style-name="ce3"/>
          <table:table-cell table:style-name="ce11"/>
          <table:table-cell table:style-name="ce6"/>
          <table:table-cell table:style-name="ce3"/>
          <table:table-cell table:style-name="ce10"/>
          <table:table-cell table:style-name="ce6"/>
          <table:table-cell table:style-name="ce21" table:formula="of:=IF(INDIRECT(ADDRESS(ROW()+36; COLUMN()+1));INDIRECT(ADDRESS(ROW()+36; COLUMN())); )" office:value-type="date" office:date-value="2023-10-19" calcext:value-type="date">
            <text:p>2023-10-19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1971.05263157895" calcext:value-type="float">
            <text:p>1 971</text:p>
          </table:table-cell>
          <table:table-cell table:style-name="ce29" table:formula="of:=INDIRECT(ADDRESS(ROW(); COLUMN()-1))-INDIRECT(ADDRESS(ROW(); COLUMN()-2))" office:value-type="float" office:value="1971.05263157895" calcext:value-type="float">
            <text:p>1 971</text:p>
          </table:table-cell>
          <table:table-cell table:number-columns-repeated="16373"/>
        </table:table-row>
        <table:table-row table:style-name="ro3">
          <table:table-cell table:style-name="ce3"/>
          <table:table-cell table:style-name="ce11"/>
          <table:table-cell table:style-name="ce6"/>
          <table:table-cell table:style-name="ce3"/>
          <table:table-cell table:style-name="ce11"/>
          <table:table-cell table:style-name="ce6"/>
          <table:table-cell table:style-name="ce21" table:formula="of:=IF(INDIRECT(ADDRESS(ROW()+36; COLUMN()+1));INDIRECT(ADDRESS(ROW()+36; COLUMN())); )" office:value-type="date" office:date-value="2023-10-20" calcext:value-type="date">
            <text:p>2023-10-2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2252.63157894737" calcext:value-type="float">
            <text:p>2 253</text:p>
          </table:table-cell>
          <table:table-cell table:style-name="ce29" table:formula="of:=INDIRECT(ADDRESS(ROW(); COLUMN()-1))-INDIRECT(ADDRESS(ROW(); COLUMN()-2))" office:value-type="float" office:value="2252.63157894737" calcext:value-type="float">
            <text:p>2 253</text:p>
          </table:table-cell>
          <table:table-cell table:style-name="ce34" table:number-columns-repeated="2"/>
          <table:table-cell table:number-columns-repeated="16371"/>
        </table:table-row>
        <table:table-row table:style-name="ro3">
          <table:table-cell table:style-name="ce3"/>
          <table:table-cell table:style-name="ce11"/>
          <table:table-cell table:style-name="ce6"/>
          <table:table-cell table:style-name="ce3"/>
          <table:table-cell table:style-name="ce11"/>
          <table:table-cell table:style-name="ce6"/>
          <table:table-cell table:style-name="ce21" table:formula="of:=IF(INDIRECT(ADDRESS(ROW()+36; COLUMN()+1));INDIRECT(ADDRESS(ROW()+36; COLUMN())); )" office:value-type="date" office:date-value="2023-10-21" calcext:value-type="date">
            <text:p>2023-10-21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2534.21052631579" calcext:value-type="float">
            <text:p>2 534</text:p>
          </table:table-cell>
          <table:table-cell table:style-name="ce29" table:formula="of:=INDIRECT(ADDRESS(ROW(); COLUMN()-1))-INDIRECT(ADDRESS(ROW(); COLUMN()-2))" office:value-type="float" office:value="2534.21052631579" calcext:value-type="float">
            <text:p>2 534</text:p>
          </table:table-cell>
          <table:table-cell table:style-name="ce34" table:number-columns-repeated="2"/>
          <table:table-cell table:number-columns-repeated="16371"/>
        </table:table-row>
        <table:table-row table:style-name="ro3">
          <table:table-cell table:style-name="ce3"/>
          <table:table-cell table:style-name="ce11"/>
          <table:table-cell table:style-name="ce6"/>
          <table:table-cell table:style-name="ce3" office:value-type="string" calcext:value-type="string">
            <text:p>Відкладаємо</text:p>
          </table:table-cell>
          <table:table-cell table:style-name="ce17" office:value-type="percentage" office:value="0.35" calcext:value-type="percentage">
            <text:p>35%</text:p>
          </table:table-cell>
          <table:table-cell table:style-name="ce6"/>
          <table:table-cell table:style-name="ce21" table:formula="of:=IF(INDIRECT(ADDRESS(ROW()+36; COLUMN()+1));INDIRECT(ADDRESS(ROW()+36; COLUMN())); )" office:value-type="date" office:date-value="2023-10-22" calcext:value-type="date">
            <text:p>2023-10-22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2815.78947368421" calcext:value-type="float">
            <text:p>2 816</text:p>
          </table:table-cell>
          <table:table-cell table:style-name="ce29" table:formula="of:=INDIRECT(ADDRESS(ROW(); COLUMN()-1))-INDIRECT(ADDRESS(ROW(); COLUMN()-2))" office:value-type="float" office:value="2815.78947368421" calcext:value-type="float">
            <text:p>2 816</text:p>
          </table:table-cell>
          <table:table-cell table:style-name="ce34" table:number-columns-repeated="2"/>
          <table:table-cell table:number-columns-repeated="16371"/>
        </table:table-row>
        <table:table-row table:style-name="ro3">
          <table:table-cell table:style-name="ce4" office:value-type="string" calcext:value-type="string">
            <text:p>В результаті</text:p>
          </table:table-cell>
          <table:table-cell table:style-name="ce12" table:formula="of:=SUM(INDIRECT(ADDRESS(2;COLUMN())&amp;&quot;:&quot;&amp;ADDRESS(ROW()-1;COLUMN())))" office:value-type="float" office:value="10000" calcext:value-type="float">
            <text:p>10 000</text:p>
          </table:table-cell>
          <table:table-cell table:style-name="ce13"/>
          <table:table-cell table:style-name="ce4" office:value-type="string" calcext:value-type="string">
            <text:p>В результаті</text:p>
          </table:table-cell>
          <table:table-cell table:style-name="ce12" table:formula="of:=SUM(INDIRECT(ADDRESS(2;COLUMN())&amp;&quot;:&quot;&amp;ADDRESS(ROW()-2;COLUMN()))) + [.B12] * INDIRECT(ADDRESS(ROW()-1; COLUMN()))" office:value-type="float" office:value="4650" calcext:value-type="float">
            <text:p>4 650</text:p>
          </table:table-cell>
          <table:table-cell table:style-name="ce6"/>
          <table:table-cell table:style-name="ce21" table:formula="of:=IF(INDIRECT(ADDRESS(ROW()+36; COLUMN()+1));INDIRECT(ADDRESS(ROW()+36; COLUMN())); )" office:value-type="date" office:date-value="2023-10-23" calcext:value-type="date">
            <text:p>2023-10-23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3097.36842105263" calcext:value-type="float">
            <text:p>3 097</text:p>
          </table:table-cell>
          <table:table-cell table:style-name="ce29" table:formula="of:=INDIRECT(ADDRESS(ROW(); COLUMN()-1))-INDIRECT(ADDRESS(ROW(); COLUMN()-2))" office:value-type="float" office:value="3097.36842105263" calcext:value-type="float">
            <text:p>3 097</text:p>
          </table:table-cell>
          <table:table-cell table:style-name="ce35" table:number-columns-repeated="2"/>
          <table:table-cell table:number-columns-repeated="16371"/>
        </table:table-row>
        <table:table-row table:style-name="ro3">
          <table:table-cell table:style-name="ce5" office:value-type="string" calcext:value-type="string" table:number-columns-spanned="3" table:number-rows-spanned="2">
            <text:p>Прибуток</text:p>
          </table:table-cell>
          <table:covered-table-cell table:number-columns-repeated="2" table:style-name="ce6"/>
          <table:table-cell table:style-name="ce15" table:formula="of:=[.B12]-[.E12]" office:value-type="float" office:value="5350" calcext:value-type="float" table:number-columns-spanned="2" table:number-rows-spanned="2">
            <text:p>5 350</text:p>
          </table:table-cell>
          <table:covered-table-cell table:style-name="ce6"/>
          <table:table-cell table:style-name="ce6"/>
          <table:table-cell table:style-name="ce21" table:formula="of:=IF(INDIRECT(ADDRESS(ROW()+36; COLUMN()+1));INDIRECT(ADDRESS(ROW()+36; COLUMN())); )" office:value-type="date" office:date-value="2023-10-24" calcext:value-type="date">
            <text:p>2023-10-24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3378.94736842105" calcext:value-type="float">
            <text:p>3 379</text:p>
          </table:table-cell>
          <table:table-cell table:style-name="ce29" table:formula="of:=INDIRECT(ADDRESS(ROW(); COLUMN()-1))-INDIRECT(ADDRESS(ROW(); COLUMN()-2))" office:value-type="float" office:value="3378.94736842105" calcext:value-type="float">
            <text:p>3 379</text:p>
          </table:table-cell>
          <table:table-cell table:style-name="ce35" table:number-columns-repeated="2"/>
          <table:table-cell table:number-columns-repeated="16371"/>
        </table:table-row>
        <table:table-row table:style-name="ro3">
          <table:covered-table-cell table:number-columns-repeated="5" table:style-name="ce6"/>
          <table:table-cell table:style-name="ce6"/>
          <table:table-cell table:style-name="ce21" table:formula="of:=IF(INDIRECT(ADDRESS(ROW()+36; COLUMN()+1));INDIRECT(ADDRESS(ROW()+36; COLUMN())); )" office:value-type="date" office:date-value="2023-10-25" calcext:value-type="date">
            <text:p>2023-10-25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3660.52631578947" calcext:value-type="float">
            <text:p>3 661</text:p>
          </table:table-cell>
          <table:table-cell table:style-name="ce29" table:formula="of:=INDIRECT(ADDRESS(ROW(); COLUMN()-1))-INDIRECT(ADDRESS(ROW(); COLUMN()-2))" office:value-type="float" office:value="3660.52631578947" calcext:value-type="float">
            <text:p>3 661</text:p>
          </table:table-cell>
          <table:table-cell table:style-name="ce35" table:number-columns-repeated="2"/>
          <table:table-cell table:number-columns-repeated="16371"/>
        </table:table-row>
        <table:table-row table:style-name="ro3">
          <table:table-cell table:style-name="ce5" office:value-type="string" calcext:value-type="string" table:number-columns-spanned="3" table:number-rows-spanned="2">
            <text:p>Бюджет на день</text:p>
          </table:table-cell>
          <table:covered-table-cell table:number-columns-repeated="2" table:style-name="ce6"/>
          <table:table-cell table:style-name="ce15" table:formula="of:=[.D13]/(DAYS360([.B1];[.D1])+1)" office:value-type="float" office:value="281.578947368421" calcext:value-type="float" table:number-columns-spanned="2" table:number-rows-spanned="2">
            <text:p>282</text:p>
          </table:table-cell>
          <table:covered-table-cell table:style-name="ce6"/>
          <table:table-cell table:style-name="ce6"/>
          <table:table-cell table:style-name="ce21" table:formula="of:=IF(INDIRECT(ADDRESS(ROW()+36; COLUMN()+1));INDIRECT(ADDRESS(ROW()+36; COLUMN())); )" office:value-type="date" office:date-value="2023-10-26" calcext:value-type="date">
            <text:p>2023-10-26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3942.10526315789" calcext:value-type="float">
            <text:p>3 942</text:p>
          </table:table-cell>
          <table:table-cell table:style-name="ce29" table:formula="of:=INDIRECT(ADDRESS(ROW(); COLUMN()-1))-INDIRECT(ADDRESS(ROW(); COLUMN()-2))" office:value-type="float" office:value="3942.10526315789" calcext:value-type="float">
            <text:p>3 942</text:p>
          </table:table-cell>
          <table:table-cell table:style-name="ce35" table:number-columns-repeated="2"/>
          <table:table-cell table:number-columns-repeated="16371"/>
        </table:table-row>
        <table:table-row table:style-name="ro3">
          <table:covered-table-cell table:number-columns-repeated="5" table:style-name="ce6"/>
          <table:table-cell table:style-name="ce6"/>
          <table:table-cell table:style-name="ce21" table:formula="of:=IF(INDIRECT(ADDRESS(ROW()+36; COLUMN()+1));INDIRECT(ADDRESS(ROW()+36; COLUMN())); )" office:value-type="date" office:date-value="2023-10-27" calcext:value-type="date">
            <text:p>2023-10-27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4223.68421052631" calcext:value-type="float">
            <text:p>4 224</text:p>
          </table:table-cell>
          <table:table-cell table:style-name="ce29" table:formula="of:=INDIRECT(ADDRESS(ROW(); COLUMN()-1))-INDIRECT(ADDRESS(ROW(); COLUMN()-2))" office:value-type="float" office:value="4223.68421052631" calcext:value-type="float">
            <text:p>4 224</text:p>
          </table:table-cell>
          <table:table-cell table:number-columns-repeated="16373"/>
        </table:table-row>
        <table:table-row table:style-name="ro3">
          <table:table-cell table:style-name="ce5" office:value-type="string" calcext:value-type="string" table:number-columns-spanned="3" table:number-rows-spanned="2">
            <text:p>Накопичення за місяць</text:p>
          </table:table-cell>
          <table:covered-table-cell table:number-columns-repeated="2" table:style-name="ce6"/>
          <table:table-cell table:style-name="ce15" table:formula="of:=[.B12]*[.E11]" office:value-type="float" office:value="3500" calcext:value-type="float" table:number-columns-spanned="2" table:number-rows-spanned="2">
            <text:p>3 500</text:p>
          </table:table-cell>
          <table:covered-table-cell table:style-name="ce6"/>
          <table:table-cell table:style-name="ce6"/>
          <table:table-cell table:style-name="ce21" table:formula="of:=IF(INDIRECT(ADDRESS(ROW()+36; COLUMN()+1));INDIRECT(ADDRESS(ROW()+36; COLUMN())); )" office:value-type="date" office:date-value="2023-10-28" calcext:value-type="date">
            <text:p>2023-10-28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4505.26315789474" calcext:value-type="float">
            <text:p>4 505</text:p>
          </table:table-cell>
          <table:table-cell table:style-name="ce29" table:formula="of:=INDIRECT(ADDRESS(ROW(); COLUMN()-1))-INDIRECT(ADDRESS(ROW(); COLUMN()-2))" office:value-type="float" office:value="4505.26315789474" calcext:value-type="float">
            <text:p>4 505</text:p>
          </table:table-cell>
          <table:table-cell table:number-columns-repeated="16373"/>
        </table:table-row>
        <table:table-row table:style-name="ro3">
          <table:covered-table-cell table:number-columns-repeated="5" table:style-name="ce6"/>
          <table:table-cell table:style-name="ce6"/>
          <table:table-cell table:style-name="ce21" table:formula="of:=IF(INDIRECT(ADDRESS(ROW()+36; COLUMN()+1));INDIRECT(ADDRESS(ROW()+36; COLUMN())); )" office:value-type="date" office:date-value="2023-10-29" calcext:value-type="date">
            <text:p>2023-10-29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4786.84210526316" calcext:value-type="float">
            <text:p>4 787</text:p>
          </table:table-cell>
          <table:table-cell table:style-name="ce29" table:formula="of:=INDIRECT(ADDRESS(ROW(); COLUMN()-1))-INDIRECT(ADDRESS(ROW(); COLUMN()-2))" office:value-type="float" office:value="4786.84210526316" calcext:value-type="float">
            <text:p>4 787</text:p>
          </table:table-cell>
          <table:table-cell table:number-columns-repeated="16373"/>
        </table:table-row>
        <table:table-row table:style-name="ro3">
          <table:table-cell table:style-name="ce5" office:value-type="string" calcext:value-type="string" table:number-columns-spanned="3" table:number-rows-spanned="2">
            <text:p><text:span text:style-name="T1">Накопичення </text:span> за рік</text:p>
          </table:table-cell>
          <table:covered-table-cell table:number-columns-repeated="2" table:style-name="ce6"/>
          <table:table-cell table:style-name="ce15" table:formula="of:=[.D17]*12" office:value-type="float" office:value="42000" calcext:value-type="float" table:number-columns-spanned="2" table:number-rows-spanned="2">
            <text:p>42 000</text:p>
          </table:table-cell>
          <table:covered-table-cell table:style-name="ce6"/>
          <table:table-cell table:style-name="ce6"/>
          <table:table-cell table:style-name="ce21" table:formula="of:=IF(INDIRECT(ADDRESS(ROW()+36; COLUMN()+1));INDIRECT(ADDRESS(ROW()+36; COLUMN())); )" office:value-type="date" office:date-value="2023-10-30" calcext:value-type="date">
            <text:p>2023-10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068.42105263158" calcext:value-type="float">
            <text:p>5 068</text:p>
          </table:table-cell>
          <table:table-cell table:style-name="ce29" table:formula="of:=INDIRECT(ADDRESS(ROW(); COLUMN()-1))-INDIRECT(ADDRESS(ROW(); COLUMN()-2))" office:value-type="float" office:value="5068.42105263158" calcext:value-type="float">
            <text:p>5 068</text:p>
          </table:table-cell>
          <table:table-cell table:number-columns-repeated="16373"/>
        </table:table-row>
        <table:table-row table:style-name="ro3">
          <table:covered-table-cell table:number-columns-repeated="5" table:style-name="ce6"/>
          <table:table-cell table:style-name="ce6"/>
          <table:table-cell table:style-name="ce21" table:formula="of:=IF(INDIRECT(ADDRESS(ROW()+36; COLUMN()+1));INDIRECT(ADDRESS(ROW()+36; COLUMN())); )" office:value-type="date" office:date-value="2023-10-31" calcext:value-type="date">
            <text:p>2023-10-31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350" calcext:value-type="float">
            <text:p>5 350</text:p>
          </table:table-cell>
          <table:table-cell table:style-name="ce29" table:formula="of:=INDIRECT(ADDRESS(ROW(); COLUMN()-1))-INDIRECT(ADDRESS(ROW(); COLUMN()-2))" office:value-type="float" office:value="5350" calcext:value-type="float">
            <text:p>5 350</text:p>
          </table:table-cell>
          <table:table-cell table:number-columns-repeated="16373"/>
        </table:table-row>
        <table:table-row table:style-name="ro3">
          <table:table-cell table:style-name="ce6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350" calcext:value-type="float">
            <text:p>5 350</text:p>
          </table:table-cell>
          <table:table-cell table:style-name="ce29" table:formula="of:=INDIRECT(ADDRESS(ROW(); COLUMN()-1))-INDIRECT(ADDRESS(ROW(); COLUMN()-2))" office:value-type="float" office:value="5350" calcext:value-type="float">
            <text:p>5 350</text:p>
          </table:table-cell>
          <table:table-cell table:number-columns-repeated="16373"/>
        </table:table-row>
        <table:table-row table:style-name="ro3">
          <table:table-cell table:style-name="ce7"/>
          <table:table-cell table:style-name="ce6" table:number-columns-repeated="5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350" calcext:value-type="float">
            <text:p>5 350</text:p>
          </table:table-cell>
          <table:table-cell table:style-name="ce29" table:formula="of:=INDIRECT(ADDRESS(ROW(); COLUMN()-1))-INDIRECT(ADDRESS(ROW(); COLUMN()-2))" office:value-type="float" office:value="5350" calcext:value-type="float">
            <text:p>5 350</text:p>
          </table:table-cell>
          <table:table-cell table:number-columns-repeated="16373"/>
        </table:table-row>
        <table:table-row table:style-name="ro3">
          <table:table-cell table:style-name="ce6" table:number-columns-repeated="4"/>
          <table:table-cell table:style-name="ce18"/>
          <table:table-cell table:style-name="ce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350" calcext:value-type="float">
            <text:p>5 350</text:p>
          </table:table-cell>
          <table:table-cell table:style-name="ce29" table:formula="of:=INDIRECT(ADDRESS(ROW(); COLUMN()-1))-INDIRECT(ADDRESS(ROW(); COLUMN()-2))" office:value-type="float" office:value="5350" calcext:value-type="float">
            <text:p>5 350</text:p>
          </table:table-cell>
          <table:table-cell table:number-columns-repeated="16373"/>
        </table:table-row>
        <table:table-row table:style-name="ro3">
          <table:table-cell table:style-name="ce6" table:number-columns-repeated="4"/>
          <table:table-cell table:style-name="ce7"/>
          <table:table-cell table:style-name="ce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350" calcext:value-type="float">
            <text:p>5 350</text:p>
          </table:table-cell>
          <table:table-cell table:style-name="ce29" table:formula="of:=INDIRECT(ADDRESS(ROW(); COLUMN()-1))-INDIRECT(ADDRESS(ROW(); COLUMN()-2))" office:value-type="float" office:value="5350" calcext:value-type="float">
            <text:p>5 350</text:p>
          </table:table-cell>
          <table:table-cell table:number-columns-repeated="16373"/>
        </table:table-row>
        <table:table-row table:style-name="ro3">
          <table:table-cell table:style-name="ce6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350" calcext:value-type="float">
            <text:p>5 350</text:p>
          </table:table-cell>
          <table:table-cell table:style-name="ce29" table:formula="of:=INDIRECT(ADDRESS(ROW(); COLUMN()-1))-INDIRECT(ADDRESS(ROW(); COLUMN()-2))" office:value-type="float" office:value="5350" calcext:value-type="float">
            <text:p>5 350</text:p>
          </table:table-cell>
          <table:table-cell table:number-columns-repeated="16373"/>
        </table:table-row>
        <table:table-row table:style-name="ro3">
          <table:table-cell table:style-name="ce6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350" calcext:value-type="float">
            <text:p>5 350</text:p>
          </table:table-cell>
          <table:table-cell table:style-name="ce29" table:formula="of:=INDIRECT(ADDRESS(ROW(); COLUMN()-1))-INDIRECT(ADDRESS(ROW(); COLUMN()-2))" office:value-type="float" office:value="5350" calcext:value-type="float">
            <text:p>5 350</text:p>
          </table:table-cell>
          <table:table-cell table:number-columns-repeated="16373"/>
        </table:table-row>
        <table:table-row table:style-name="ro3">
          <table:table-cell table:style-name="ce6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350" calcext:value-type="float">
            <text:p>5 350</text:p>
          </table:table-cell>
          <table:table-cell table:style-name="ce29" table:formula="of:=INDIRECT(ADDRESS(ROW(); COLUMN()-1))-INDIRECT(ADDRESS(ROW(); COLUMN()-2))" office:value-type="float" office:value="5350" calcext:value-type="float">
            <text:p>5 350</text:p>
          </table:table-cell>
          <table:table-cell table:number-columns-repeated="16373"/>
        </table:table-row>
        <table:table-row table:style-name="ro3">
          <table:table-cell table:style-name="ce6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350" calcext:value-type="float">
            <text:p>5 350</text:p>
          </table:table-cell>
          <table:table-cell table:style-name="ce29" table:formula="of:=INDIRECT(ADDRESS(ROW(); COLUMN()-1))-INDIRECT(ADDRESS(ROW(); COLUMN()-2))" office:value-type="float" office:value="5350" calcext:value-type="float">
            <text:p>5 350</text:p>
          </table:table-cell>
          <table:table-cell table:number-columns-repeated="16373"/>
        </table:table-row>
        <table:table-row table:style-name="ro3">
          <table:table-cell table:style-name="ce6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350" calcext:value-type="float">
            <text:p>5 350</text:p>
          </table:table-cell>
          <table:table-cell table:style-name="ce29" table:formula="of:=INDIRECT(ADDRESS(ROW(); COLUMN()-1))-INDIRECT(ADDRESS(ROW(); COLUMN()-2))" office:value-type="float" office:value="5350" calcext:value-type="float">
            <text:p>5 350</text:p>
          </table:table-cell>
          <table:table-cell table:number-columns-repeated="16373"/>
        </table:table-row>
        <table:table-row table:style-name="ro3">
          <table:table-cell table:style-name="ce6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350" calcext:value-type="float">
            <text:p>5 350</text:p>
          </table:table-cell>
          <table:table-cell table:style-name="ce29" table:formula="of:=INDIRECT(ADDRESS(ROW(); COLUMN()-1))-INDIRECT(ADDRESS(ROW(); COLUMN()-2))" office:value-type="float" office:value="5350" calcext:value-type="float">
            <text:p>5 350</text:p>
          </table:table-cell>
          <table:table-cell table:number-columns-repeated="16373"/>
        </table:table-row>
        <table:table-row table:style-name="ro3">
          <table:table-cell table:style-name="ce6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350" calcext:value-type="float">
            <text:p>5 350</text:p>
          </table:table-cell>
          <table:table-cell table:style-name="ce29" table:formula="of:=INDIRECT(ADDRESS(ROW(); COLUMN()-1))-INDIRECT(ADDRESS(ROW(); COLUMN()-2))" office:value-type="float" office:value="5350" calcext:value-type="float">
            <text:p>5 350</text:p>
          </table:table-cell>
          <table:table-cell table:number-columns-repeated="16373"/>
        </table:table-row>
        <table:table-row table:style-name="ro3">
          <table:table-cell table:style-name="ce6" table:number-columns-repeated="6"/>
          <table:table-cell table:style-name="ce21" table:formula="of:=IF(INDIRECT(ADDRESS(ROW()+36; COLUMN()+1));INDIRECT(ADDRESS(ROW()+36; COLUMN())); )" office:value-type="date" office:date-value="1899-12-30" calcext:value-type="date">
            <text:p>1899-12-30</text:p>
          </table:table-cell>
          <table:table-cell table:style-name="ce25"/>
          <table:table-cell table:style-name="ce10"/>
          <table:table-cell table:style-name="ce28" table:formula="of:=IF(INDIRECT(ADDRESS(ROW()+36; COLUMN()-2)); INDIRECT(ADDRESS(ROW()-1; COLUMN()+1))+[.D$15]; INDIRECT(ADDRESS(ROW()-1; COLUMN()+1)))" office:value-type="float" office:value="5350" calcext:value-type="float">
            <text:p>5 350</text:p>
          </table:table-cell>
          <table:table-cell table:style-name="ce29" table:formula="of:=INDIRECT(ADDRESS(ROW(); COLUMN()-1))-INDIRECT(ADDRESS(ROW(); COLUMN()-2))" office:value-type="float" office:value="5350" calcext:value-type="float">
            <text:p>5 350</text:p>
          </table:table-cell>
          <table:table-cell table:number-columns-repeated="16373"/>
        </table:table-row>
        <table:table-row table:style-name="ro2">
          <table:table-cell table:style-name="ce6" table:number-columns-repeated="6"/>
          <table:table-cell table:style-name="ce22" office:value-type="string" calcext:value-type="string" table:number-columns-spanned="2" table:number-rows-spanned="1">
            <text:p>В результаті</text:p>
          </table:table-cell>
          <table:covered-table-cell table:style-name="ce6"/>
          <table:table-cell table:style-name="ce27" table:formula="of:=SUM([.I2:.I32])" office:value-type="float" office:value="0" calcext:value-type="float">
            <text:p>0</text:p>
          </table:table-cell>
          <table:table-cell table:style-name="ce27" table:formula="of:=[.J32]" office:value-type="float" office:value="5350" calcext:value-type="float">
            <text:p>5 350</text:p>
          </table:table-cell>
          <table:table-cell table:style-name="ce27" table:formula="of:=[.K32]" office:value-type="float" office:value="5350" calcext:value-type="float">
            <text:p>5 350</text:p>
          </table:table-cell>
          <table:table-cell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5">
          <table:table-cell table:number-columns-repeated="6"/>
          <table:table-cell table:style-name="ce23" office:value-type="string" calcext:value-type="string">
            <text:p>Date Increment</text:p>
          </table:table-cell>
          <table:table-cell table:style-name="ce23" office:value-type="string" calcext:value-type="string">
            <text:p>Date in Month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[.B1]" office:value-type="date" office:date-value="2023-10-13" calcext:value-type="date">
            <text:p>2023-10-13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14" calcext:value-type="date">
            <text:p>2023-10-14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15" calcext:value-type="date">
            <text:p>2023-10-15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16" calcext:value-type="date">
            <text:p>2023-10-16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17" calcext:value-type="date">
            <text:p>2023-10-17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18" calcext:value-type="date">
            <text:p>2023-10-18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19" calcext:value-type="date">
            <text:p>2023-10-19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20" calcext:value-type="date">
            <text:p>2023-10-20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21" calcext:value-type="date">
            <text:p>2023-10-21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22" calcext:value-type="date">
            <text:p>2023-10-22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23" calcext:value-type="date">
            <text:p>2023-10-23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24" calcext:value-type="date">
            <text:p>2023-10-24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25" calcext:value-type="date">
            <text:p>2023-10-25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26" calcext:value-type="date">
            <text:p>2023-10-26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27" calcext:value-type="date">
            <text:p>2023-10-27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28" calcext:value-type="date">
            <text:p>2023-10-28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29" calcext:value-type="date">
            <text:p>2023-10-29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30" calcext:value-type="date">
            <text:p>2023-10-30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0-31" calcext:value-type="date">
            <text:p>2023-10-31</text:p>
          </table:table-cell>
          <table:table-cell table:style-name="ce26" table:formula="of:=IF(INDIRECT(ADDRESS(ROW(); COLUMN()-1))&lt;=[.D1]; TRUE(); FALSE())" office:value-type="boolean" office:boolean-value="true" calcext:value-type="boolean">
            <text:p>ІСТИНА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01" calcext:value-type="date">
            <text:p>2023-11-01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02" calcext:value-type="date">
            <text:p>2023-11-02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03" calcext:value-type="date">
            <text:p>2023-11-03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04" calcext:value-type="date">
            <text:p>2023-11-04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05" calcext:value-type="date">
            <text:p>2023-11-05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06" calcext:value-type="date">
            <text:p>2023-11-06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07" calcext:value-type="date">
            <text:p>2023-11-07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08" calcext:value-type="date">
            <text:p>2023-11-08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09" calcext:value-type="date">
            <text:p>2023-11-09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10" calcext:value-type="date">
            <text:p>2023-11-10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11" calcext:value-type="date">
            <text:p>2023-11-11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5">
          <table:table-cell table:number-columns-repeated="6"/>
          <table:table-cell table:style-name="ce24" table:formula="of:=INDIRECT(ADDRESS(ROW()-1; COLUMN()))+1" office:value-type="date" office:date-value="2023-11-12" calcext:value-type="date">
            <text:p>2023-11-12</text:p>
          </table:table-cell>
          <table:table-cell table:style-name="ce26" table:formula="of:=IF(INDIRECT(ADDRESS(ROW(); COLUMN()-1))&lt;=[.D1]; TRUE(); FALSE())" office:value-type="boolean" office:boolean-value="false" calcext:value-type="boolean">
            <text:p>БРЕХНЯ</text:p>
          </table:table-cell>
          <table:table-cell table:number-columns-repeated="16376"/>
        </table:table-row>
        <table:table-row table:style-name="ro4" table:number-rows-repeated="1048507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Сентябрь.J2:Сентябрь.K32">
            <calcext:condition calcext:apply-style-name="ConditionalStyle_1" calcext:value="&gt;=0" calcext:base-cell-address="Сентябрь.J2"/>
          </calcext:conditional-format>
          <calcext:conditional-format calcext:target-range-address="Сентябрь.J2:Сентябрь.K32">
            <calcext:condition calcext:apply-style-name="ConditionalStyle_2" calcext:value="&lt;0" calcext:base-cell-address="Сентябрь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грн.</number:text>
    </number:number-style>
    <number:number-style style:name="N107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грн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грн.</number:text>
    </number:number-style>
    <number:number-style style:name="N109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day number:style="long"/>
      <number:text>.</number:text>
      <number:month number:textual="true"/>
    </number:date-style>
    <number:date-style style:name="N113">
      <number:month number:textual="true"/>
      <number:text>.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</number:time-style>
    <number:time-style style:name="N117">
      <number:hours/>
      <number:text>:</number:text>
      <number:minutes number:style="long"/>
      <number:text>:</number:text>
      <number:seconds number:style="long"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number:min-decimal-places="0" number:min-integer-digits="1" number:grouping="true"/>
      <number:text>   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     </number:text>
    </number:number-style>
    <number:number-style style:name="N121"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    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       </number:text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     </number:text>
    </number:number-style>
    <number:number-style style:name="N123P2" style:volatile="true">
      <number:text> </number:text>
      <number:fill-character> </number:fill-character>
      <number:text>-   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грн. </number:text>
    </number:number-style>
    <number:number-style style:name="N124P2" style:volatile="true">
      <number:text> </number:text>
      <number:fill-character> </number:fill-character>
      <number:text>- грн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 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грн.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грн.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1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38761d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cc0000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Сентябрь" style:display-name="PageStyle_Сентябрь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5T17:15:53.917857706</dc:date>
    <meta:editing-duration>PT10M55S</meta:editing-duration>
    <meta:editing-cycles>3</meta:editing-cycles>
    <meta:generator>LibreOffice/7.4.7.2$Linux_X86_64 LibreOffice_project/40$Build-2</meta:generator>
    <meta:document-statistic meta:table-count="1" meta:cell-count="200" meta:object-count="0"/>
  </office:meta>
</office:document-meta>
</file>